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ec16" officeooo:paragraph-rsid="0001ec16"/>
    </style:style>
    <style:style style:name="P2" style:family="paragraph" style:parent-style-name="Standard">
      <style:text-properties officeooo:rsid="0001ec16" officeooo:paragraph-rsid="000cbff9"/>
    </style:style>
    <style:style style:name="P3" style:family="paragraph" style:parent-style-name="Standard">
      <style:text-properties style:font-name="Arial" officeooo:rsid="0001ec16" officeooo:paragraph-rsid="0001ec16"/>
    </style:style>
    <style:style style:name="P4" style:family="paragraph" style:parent-style-name="Standard">
      <style:text-properties style:font-name="Arial" officeooo:rsid="0001ec16" officeooo:paragraph-rsid="000b36d7"/>
    </style:style>
    <style:style style:name="P5" style:family="paragraph" style:parent-style-name="Standard">
      <style:text-properties style:font-name="Arial" fo:font-size="18pt" officeooo:rsid="0001ec16" officeooo:paragraph-rsid="0001ec16" style:font-size-asian="18pt" style:font-size-complex="18pt"/>
    </style:style>
    <style:style style:name="P6" style:family="paragraph" style:parent-style-name="Standard">
      <style:text-properties style:font-name="Arial" fo:font-size="24pt" officeooo:rsid="0001ec16" officeooo:paragraph-rsid="0001ec16" style:font-size-asian="24pt" style:font-size-complex="24pt"/>
    </style:style>
    <style:style style:name="P7" style:family="paragraph" style:parent-style-name="Standard">
      <style:text-properties style:font-name="Arial" officeooo:paragraph-rsid="0001ec16"/>
    </style:style>
    <style:style style:name="P8" style:family="paragraph" style:parent-style-name="Standard">
      <style:text-properties style:font-name="Arial" officeooo:rsid="00027b84" officeooo:paragraph-rsid="00027b84"/>
    </style:style>
    <style:style style:name="P9" style:family="paragraph" style:parent-style-name="Standard">
      <style:text-properties style:font-name="Arial" officeooo:rsid="00027b84" officeooo:paragraph-rsid="0003767b"/>
    </style:style>
    <style:style style:name="P10" style:family="paragraph" style:parent-style-name="Standard">
      <style:text-properties style:font-name="Arial" officeooo:rsid="00027b84" officeooo:paragraph-rsid="0004029b"/>
    </style:style>
    <style:style style:name="P11" style:family="paragraph" style:parent-style-name="Standard">
      <style:text-properties style:font-name="Arial" officeooo:rsid="00027b84" officeooo:paragraph-rsid="000b36d7"/>
    </style:style>
    <style:style style:name="P12" style:family="paragraph" style:parent-style-name="Standard">
      <style:text-properties style:font-name="Arial" officeooo:rsid="00027b84" officeooo:paragraph-rsid="000f323c"/>
    </style:style>
    <style:style style:name="P13" style:family="paragraph" style:parent-style-name="Standard">
      <style:text-properties style:font-name="Arial" officeooo:rsid="0003767b" officeooo:paragraph-rsid="0003767b"/>
    </style:style>
    <style:style style:name="P14" style:family="paragraph" style:parent-style-name="Standard">
      <style:text-properties style:font-name="Arial" officeooo:rsid="0003767b" officeooo:paragraph-rsid="000f323c"/>
    </style:style>
    <style:style style:name="P15" style:family="paragraph" style:parent-style-name="Standard">
      <style:text-properties style:font-name="Arial" officeooo:rsid="0004029b" officeooo:paragraph-rsid="0004029b"/>
    </style:style>
    <style:style style:name="P16" style:family="paragraph" style:parent-style-name="Standard">
      <style:text-properties style:font-name="Arial" officeooo:rsid="0004029b" officeooo:paragraph-rsid="000af926"/>
    </style:style>
    <style:style style:name="P17" style:family="paragraph" style:parent-style-name="Standard">
      <style:text-properties style:font-name="Arial" officeooo:rsid="0004755f" officeooo:paragraph-rsid="0004755f"/>
    </style:style>
    <style:style style:name="P18" style:family="paragraph" style:parent-style-name="Standard">
      <style:text-properties style:font-name="Arial" officeooo:rsid="0005cb1d" officeooo:paragraph-rsid="0005cb1d"/>
    </style:style>
    <style:style style:name="P19" style:family="paragraph" style:parent-style-name="Standard">
      <style:text-properties style:font-name="Arial" officeooo:rsid="0005cb1d" officeooo:paragraph-rsid="000786ff"/>
    </style:style>
    <style:style style:name="P20" style:family="paragraph" style:parent-style-name="Standard">
      <style:text-properties style:font-name="Arial" officeooo:rsid="000786ff" officeooo:paragraph-rsid="000786ff"/>
    </style:style>
    <style:style style:name="P21" style:family="paragraph" style:parent-style-name="Standard">
      <style:text-properties style:font-name="Arial" officeooo:rsid="000786ff" officeooo:paragraph-rsid="0005cb1d"/>
    </style:style>
    <style:style style:name="P22" style:family="paragraph" style:parent-style-name="Standard">
      <style:text-properties style:font-name="Arial" officeooo:paragraph-rsid="0005cb1d"/>
    </style:style>
    <style:style style:name="P23" style:family="paragraph" style:parent-style-name="Standard">
      <style:text-properties style:font-name="Arial" fo:font-weight="bold" officeooo:rsid="00027b84" officeooo:paragraph-rsid="00027b84" style:font-weight-asian="bold" style:font-weight-complex="bold"/>
    </style:style>
    <style:style style:name="P24" style:family="paragraph" style:parent-style-name="Standard">
      <style:text-properties style:font-name="Arial" fo:font-weight="bold" officeooo:rsid="0003767b" officeooo:paragraph-rsid="0003767b" style:font-weight-asian="bold" style:font-weight-complex="bold"/>
    </style:style>
    <style:style style:name="P25" style:family="paragraph" style:parent-style-name="Standard">
      <style:text-properties style:font-name="Arial" fo:font-weight="bold" officeooo:rsid="000af926" officeooo:paragraph-rsid="000af926" style:font-weight-asian="bold" style:font-weight-complex="bold"/>
    </style:style>
    <style:style style:name="P26" style:family="paragraph" style:parent-style-name="Standard">
      <style:text-properties style:font-name="Arial" fo:font-weight="bold" officeooo:rsid="0004029b" officeooo:paragraph-rsid="0004029b" style:font-weight-asian="bold" style:font-weight-complex="bold"/>
    </style:style>
    <style:style style:name="P27" style:family="paragraph" style:parent-style-name="Standard">
      <style:text-properties style:font-name="Arial" fo:font-weight="bold" officeooo:rsid="0004755f" officeooo:paragraph-rsid="0004755f" style:font-weight-asian="bold" style:font-weight-complex="bold"/>
    </style:style>
    <style:style style:name="P28" style:family="paragraph" style:parent-style-name="Standard">
      <style:text-properties style:font-name="Arial" fo:font-weight="bold" officeooo:rsid="0005cb1d" officeooo:paragraph-rsid="0005cb1d" style:font-weight-asian="bold" style:font-weight-complex="bold"/>
    </style:style>
    <style:style style:name="P29" style:family="paragraph" style:parent-style-name="Standard">
      <style:text-properties style:font-name="Arial" fo:font-weight="bold" officeooo:rsid="000b36d7" officeooo:paragraph-rsid="000b36d7" style:font-weight-asian="bold" style:font-weight-complex="bold"/>
    </style:style>
    <style:style style:name="P30" style:family="paragraph" style:parent-style-name="Standard">
      <style:text-properties style:font-name="Arial" officeooo:rsid="000af926" officeooo:paragraph-rsid="000af926"/>
    </style:style>
    <style:style style:name="P31" style:family="paragraph" style:parent-style-name="Standard">
      <style:text-properties style:font-name="Arial" officeooo:paragraph-rsid="000b36d7"/>
    </style:style>
    <style:style style:name="P32" style:family="paragraph" style:parent-style-name="Standard">
      <style:paragraph-properties fo:text-align="start" style:justify-single-word="false"/>
      <style:text-properties style:font-name="Arial" fo:font-size="12pt" fo:font-weight="bold" officeooo:rsid="00115dfc" officeooo:paragraph-rsid="000cbff9" style:font-size-asian="12pt" style:font-weight-asian="bold" style:font-size-complex="12pt" style:font-weight-complex="bold"/>
    </style:style>
    <style:style style:name="P33" style:family="paragraph" style:parent-style-name="Standard">
      <style:paragraph-properties fo:text-align="start" style:justify-single-word="false"/>
      <style:text-properties style:font-name="Arial" fo:font-size="12pt" fo:font-weight="bold" officeooo:rsid="00115dfc" officeooo:paragraph-rsid="000f323c" style:font-size-asian="12pt" style:font-weight-asian="bold" style:font-size-complex="12pt" style:font-weight-complex="bold"/>
    </style:style>
    <style:style style:name="P34" style:family="paragraph" style:parent-style-name="Standard">
      <style:paragraph-properties fo:text-align="start" style:justify-single-word="false"/>
      <style:text-properties style:font-name="Arial" fo:font-size="12pt" officeooo:rsid="00115dfc" officeooo:paragraph-rsid="000cbff9" style:font-size-asian="12pt" style:font-size-complex="12pt"/>
    </style:style>
    <style:style style:name="P35" style:family="paragraph" style:parent-style-name="Standard">
      <style:paragraph-properties fo:text-align="start" style:justify-single-word="false"/>
      <style:text-properties style:font-name="Arial" fo:font-size="12pt" officeooo:rsid="00115dfc" officeooo:paragraph-rsid="000f323c" style:font-size-asian="12pt" style:font-size-complex="12pt"/>
    </style:style>
    <style:style style:name="P36" style:family="paragraph" style:parent-style-name="Standard">
      <style:text-properties style:font-name="Arial" fo:font-size="12pt" officeooo:paragraph-rsid="000b36d7" style:font-size-asian="12pt" style:font-size-complex="12pt"/>
    </style:style>
    <style:style style:name="P37" style:family="paragraph" style:parent-style-name="Standard">
      <style:text-properties style:font-name="Arial" fo:font-size="15pt" style:text-underline-style="none" fo:font-weight="normal" officeooo:rsid="000cbff9" officeooo:paragraph-rsid="000cbff9" style:font-size-asian="15pt" style:font-weight-asian="normal" style:font-size-complex="15pt" style:font-weight-complex="normal"/>
    </style:style>
    <style:style style:name="P38" style:family="paragraph" style:parent-style-name="Standard">
      <style:text-properties style:font-name="Arial" fo:font-size="15pt" style:text-underline-style="none" fo:font-weight="normal" officeooo:rsid="000cbff9" officeooo:paragraph-rsid="000f323c" style:font-size-asian="15pt" style:font-weight-asian="normal" style:font-size-complex="15pt" style:font-weight-complex="normal"/>
    </style:style>
    <style:style style:name="P39" style:family="paragraph" style:parent-style-name="Standard">
      <style:text-properties officeooo:paragraph-rsid="0005cb1d"/>
    </style:style>
    <style:style style:name="P40" style:family="paragraph" style:parent-style-name="Standard">
      <style:text-properties fo:font-weight="bold" officeooo:rsid="000cbff9" officeooo:paragraph-rsid="000cbff9" style:font-weight-asian="bold" style:font-weight-complex="bold"/>
    </style:style>
    <style:style style:name="P41" style:family="paragraph" style:parent-style-name="Standard">
      <style:text-properties fo:font-weight="bold" officeooo:rsid="000cbff9" officeooo:paragraph-rsid="000f323c" style:font-weight-asian="bold" style:font-weight-complex="bold"/>
    </style:style>
    <style:style style:name="P42" style:family="paragraph" style:parent-style-name="Heading_20_1">
      <style:text-properties fo:font-variant="normal" fo:text-transform="none" fo:color="#000000" style:font-name="Arial" fo:font-size="16.5pt" fo:letter-spacing="normal" fo:font-style="normal" fo:font-weight="normal" officeooo:rsid="0001ec16" officeooo:paragraph-rsid="0001ec16"/>
    </style:style>
    <style:style style:name="P43" style:family="paragraph" style:parent-style-name="Standard">
      <style:paragraph-properties fo:margin-left="0cm" fo:margin-right="0cm" fo:text-align="start" style:justify-single-word="false" fo:text-indent="0cm" style:auto-text-indent="false"/>
      <style:text-properties style:font-name="Arial" fo:font-size="12pt" fo:font-weight="bold" officeooo:rsid="00115dfc" officeooo:paragraph-rsid="000f323c" style:font-size-asian="12pt" style:font-weight-asian="bold" style:font-size-complex="12pt" style:font-weight-complex="bold"/>
    </style:style>
    <style:style style:name="P44" style:family="paragraph" style:parent-style-name="Standard">
      <style:paragraph-properties fo:margin-left="0cm" fo:margin-right="0cm" fo:text-align="start" style:justify-single-word="false" fo:text-indent="0cm" style:auto-text-indent="false"/>
      <style:text-properties style:font-name="Arial" fo:font-size="12pt" fo:font-weight="bold" officeooo:rsid="0011839d" officeooo:paragraph-rsid="000cbff9" style:font-size-asian="12pt" style:font-weight-asian="bold" style:font-size-complex="12pt" style:font-weight-complex="bold"/>
    </style:style>
    <style:style style:name="P45" style:family="paragraph" style:parent-style-name="Standard">
      <style:paragraph-properties fo:margin-left="0cm" fo:margin-right="0cm" fo:text-align="start" style:justify-single-word="false" fo:text-indent="0cm" style:auto-text-indent="false"/>
      <style:text-properties style:font-name="Arial" fo:font-size="12pt" fo:font-weight="bold" officeooo:rsid="0011839d" officeooo:paragraph-rsid="000f323c" style:font-size-asian="12pt" style:font-weight-asian="bold" style:font-size-complex="12pt" style:font-weight-complex="bold"/>
    </style:style>
    <style:style style:name="P46" style:family="paragraph" style:parent-style-name="Standard">
      <style:paragraph-properties fo:margin-left="1.251cm" fo:margin-right="0cm" fo:text-align="start" style:justify-single-word="false" fo:text-indent="0cm" style:auto-text-indent="false"/>
      <style:text-properties style:font-name="Arial" fo:font-size="12pt" officeooo:rsid="00115dfc" officeooo:paragraph-rsid="000cbff9" style:font-size-asian="12pt" style:font-size-complex="12pt"/>
    </style:style>
    <style:style style:name="P47" style:family="paragraph" style:parent-style-name="Standard">
      <style:paragraph-properties fo:margin-left="1.251cm" fo:margin-right="0cm" fo:text-align="start" style:justify-single-word="false" fo:text-indent="0cm" style:auto-text-indent="false"/>
      <style:text-properties style:font-name="Arial" fo:font-size="12pt" officeooo:rsid="00115dfc" officeooo:paragraph-rsid="000f323c" style:font-size-asian="12pt" style:font-size-complex="12pt"/>
    </style:style>
    <style:style style:name="P48" style:family="paragraph" style:parent-style-name="Standard">
      <style:paragraph-properties fo:margin-left="1.251cm" fo:margin-right="0cm" fo:text-align="start" style:justify-single-word="false" fo:text-indent="0cm" style:auto-text-indent="false"/>
      <style:text-properties style:font-name="Arial" fo:font-size="12pt" officeooo:rsid="00027b84" officeooo:paragraph-rsid="000f323c" style:font-size-asian="12pt" style:font-size-complex="12pt"/>
    </style:style>
    <style:style style:name="P49" style:family="paragraph" style:parent-style-name="Standard">
      <style:paragraph-properties fo:margin-left="1.251cm" fo:margin-right="0cm" fo:text-align="start" style:justify-single-word="false" fo:text-indent="0cm" style:auto-text-indent="false"/>
      <style:text-properties style:font-name="Arial" fo:font-size="12pt" fo:font-weight="normal" officeooo:rsid="0011839d" officeooo:paragraph-rsid="000cbff9" style:font-size-asian="12pt" style:font-weight-asian="normal" style:font-size-complex="12pt" style:font-weight-complex="normal"/>
    </style:style>
    <style:style style:name="P50" style:family="paragraph" style:parent-style-name="Standard">
      <style:paragraph-properties fo:margin-left="1.251cm" fo:margin-right="0cm" fo:text-align="start" style:justify-single-word="false" fo:text-indent="0cm" style:auto-text-indent="false"/>
      <style:text-properties style:font-name="Arial" fo:font-size="12pt" fo:font-weight="normal" officeooo:rsid="0011839d" officeooo:paragraph-rsid="000f323c" style:font-size-asian="12pt" style:font-weight-asian="normal" style:font-size-complex="12pt" style:font-weight-complex="normal"/>
    </style:style>
    <style:style style:name="P51" style:family="paragraph" style:parent-style-name="Standard">
      <style:paragraph-properties fo:margin-left="1.251cm" fo:margin-right="0cm" fo:text-align="start" style:justify-single-word="false" fo:text-indent="0cm" style:auto-text-indent="false"/>
      <style:text-properties style:font-name="Arial" fo:font-size="12pt" fo:font-weight="normal" officeooo:rsid="00173a23" officeooo:paragraph-rsid="000cbff9" style:font-size-asian="12pt" style:font-weight-asian="normal" style:font-size-complex="12pt" style:font-weight-complex="normal"/>
    </style:style>
    <style:style style:name="P52" style:family="paragraph" style:parent-style-name="Standard">
      <style:paragraph-properties fo:margin-left="1.251cm" fo:margin-right="0cm" fo:text-align="start" style:justify-single-word="false" fo:text-indent="0cm" style:auto-text-indent="false"/>
      <style:text-properties style:font-name="Arial" fo:font-size="12pt" fo:font-weight="normal" officeooo:rsid="00173a23" officeooo:paragraph-rsid="000f323c" style:font-size-asian="12pt" style:font-weight-asian="normal" style:font-size-complex="12pt" style:font-weight-complex="normal"/>
    </style:style>
    <style:style style:name="P53" style:family="paragraph" style:parent-style-name="Standard">
      <style:paragraph-properties fo:margin-left="1.251cm" fo:margin-right="0cm" fo:text-align="start" style:justify-single-word="false" fo:text-indent="0cm" style:auto-text-indent="false"/>
      <style:text-properties style:font-name="Arial" fo:font-size="12pt" style:text-underline-style="none" officeooo:rsid="00115dfc" officeooo:paragraph-rsid="000f323c" style:font-size-asian="12pt" style:font-size-complex="12pt"/>
    </style:style>
    <style:style style:name="P54" style:family="paragraph" style:parent-style-name="Standard">
      <style:paragraph-properties fo:margin-left="1.251cm" fo:margin-right="0cm" fo:text-align="start" style:justify-single-word="false" fo:text-indent="0cm" style:auto-text-indent="false"/>
      <style:text-properties style:font-name="Arial" fo:font-size="12pt" fo:font-weight="bold" officeooo:rsid="000ffa06" officeooo:paragraph-rsid="000ffa06" style:font-size-asian="12pt" style:font-weight-asian="bold" style:font-size-complex="12pt" style:font-weight-complex="bold"/>
    </style:style>
    <style:style style:name="P55" style:family="paragraph" style:parent-style-name="Standard">
      <style:paragraph-properties fo:margin-left="0cm" fo:margin-right="0cm" fo:text-align="start" style:justify-single-word="false" fo:text-indent="0cm" style:auto-text-indent="false"/>
      <style:text-properties style:font-name="Arial" fo:font-size="12pt" style:text-underline-style="none" fo:font-weight="normal" officeooo:rsid="0016345e" officeooo:paragraph-rsid="000cbff9" style:font-size-asian="12pt" style:font-weight-asian="normal" style:font-size-complex="12pt" style:font-weight-complex="normal"/>
    </style:style>
    <style:style style:name="P56" style:family="paragraph" style:parent-style-name="Standard">
      <style:paragraph-properties fo:margin-left="0cm" fo:margin-right="0cm" fo:text-align="start" style:justify-single-word="false" fo:text-indent="0cm" style:auto-text-indent="false"/>
      <style:text-properties style:font-name="Arial" fo:font-size="12pt" style:text-underline-style="none" fo:font-weight="normal" officeooo:rsid="0016345e" officeooo:paragraph-rsid="000f323c" style:font-size-asian="12pt" style:font-weight-asian="normal" style:font-size-complex="12pt" style:font-weight-complex="normal"/>
    </style:style>
    <style:style style:name="P57" style:family="paragraph" style:parent-style-name="Standard">
      <style:paragraph-properties fo:margin-left="0cm" fo:margin-right="0cm" fo:text-align="start" style:justify-single-word="false" fo:text-indent="0cm" style:auto-text-indent="false"/>
      <style:text-properties style:font-name="Arial" fo:font-size="12pt" style:text-underline-style="none" fo:font-weight="normal" officeooo:rsid="0016345e" officeooo:paragraph-rsid="0012da48" style:font-size-asian="12pt" style:font-weight-asian="normal" style:font-size-complex="12pt" style:font-weight-complex="normal"/>
    </style:style>
    <style:style style:name="P58" style:family="paragraph" style:parent-style-name="Standard">
      <style:paragraph-properties fo:margin-left="0cm" fo:margin-right="0cm" fo:text-align="center" style:justify-single-word="false" fo:text-indent="0cm" style:auto-text-indent="false"/>
      <style:text-properties style:font-name="Arial" fo:font-size="12pt" style:text-underline-style="none" fo:font-weight="normal" officeooo:rsid="0016345e" officeooo:paragraph-rsid="000f323c" style:font-size-asian="12pt" style:font-weight-asian="normal" style:font-size-complex="12pt" style:font-weight-complex="normal"/>
    </style:style>
    <style:style style:name="P59" style:family="paragraph" style:parent-style-name="Standard">
      <style:paragraph-properties fo:margin-left="0cm" fo:margin-right="0cm" fo:text-align="start" style:justify-single-word="false" fo:text-indent="0cm" style:auto-text-indent="false"/>
      <style:text-properties style:font-name="Arial" fo:font-size="12pt" style:text-underline-style="none" fo:font-weight="normal" officeooo:rsid="0012da48" officeooo:paragraph-rsid="0012da48" style:font-size-asian="12pt" style:font-weight-asian="normal" style:font-size-complex="12pt" style:font-weight-complex="normal"/>
    </style:style>
    <style:style style:name="P60" style:family="paragraph" style:parent-style-name="Standard">
      <style:paragraph-properties fo:margin-left="0cm" fo:margin-right="0cm" fo:text-align="start" style:justify-single-word="false" fo:text-indent="0cm" style:auto-text-indent="false"/>
      <style:text-properties style:font-name="Arial" fo:font-size="12pt" style:text-underline-style="none" fo:font-weight="bold" officeooo:rsid="000cbff9" officeooo:paragraph-rsid="00106130" style:font-size-asian="12pt" style:font-weight-asian="bold" style:font-size-complex="12pt" style:font-weight-complex="bold"/>
    </style:style>
    <style:style style:name="P61" style:family="paragraph" style:parent-style-name="Standard">
      <style:paragraph-properties fo:margin-left="0cm" fo:margin-right="0cm" fo:text-align="center" style:justify-single-word="false" fo:text-indent="0cm" style:auto-text-indent="false"/>
      <style:text-properties style:font-name="Arial" fo:font-size="12pt" style:text-underline-style="none" fo:font-weight="bold" officeooo:rsid="000cbff9" officeooo:paragraph-rsid="00106130" style:font-size-asian="12pt" style:font-weight-asian="bold" style:font-size-complex="12pt" style:font-weight-complex="bold"/>
    </style:style>
    <style:style style:name="P62" style:family="paragraph" style:parent-style-name="Standard">
      <style:paragraph-properties fo:margin-left="0cm" fo:margin-right="0cm" fo:text-align="start" style:justify-single-word="false" fo:text-indent="0cm" style:auto-text-indent="false"/>
      <style:text-properties style:font-name="Arial" fo:font-size="12pt" style:text-underline-style="none" fo:font-weight="bold" officeooo:rsid="0012da48" officeooo:paragraph-rsid="0012da48" style:font-size-asian="12pt" style:font-weight-asian="bold" style:font-size-complex="12pt" style:font-weight-complex="bold"/>
    </style:style>
    <style:style style:name="P63" style:family="paragraph" style:parent-style-name="Standard">
      <style:paragraph-properties fo:margin-left="0cm" fo:margin-right="0cm" fo:text-align="start" style:justify-single-word="false" fo:text-indent="0cm" style:auto-text-indent="false"/>
      <style:text-properties style:font-name="Arial" fo:font-size="12pt" style:text-underline-style="none" fo:font-weight="bold" officeooo:rsid="0014dbdc" officeooo:paragraph-rsid="0014dbdc" style:font-size-asian="12pt" style:font-weight-asian="bold" style:font-size-complex="12pt" style:font-weight-complex="bold"/>
    </style:style>
    <style:style style:name="P64" style:family="paragraph" style:parent-style-name="Standard">
      <style:paragraph-properties fo:margin-left="0cm" fo:margin-right="0cm" fo:text-align="start" style:justify-single-word="false" fo:text-indent="0cm" style:auto-text-indent="false"/>
      <style:text-properties style:font-name="Arial" fo:font-size="12pt" fo:font-weight="normal" officeooo:rsid="00149b7d" officeooo:paragraph-rsid="00106130" style:font-size-asian="12pt" style:font-weight-asian="normal" style:font-size-complex="12pt" style:font-weight-complex="normal"/>
    </style:style>
    <style:style style:name="P65" style:family="paragraph" style:parent-style-name="Standard">
      <style:paragraph-properties fo:margin-left="0cm" fo:margin-right="0cm" fo:text-align="start" style:justify-single-word="false" fo:text-indent="0cm" style:auto-text-indent="false"/>
      <style:text-properties style:font-name="Arial" fo:font-size="12pt" fo:font-weight="bold" officeooo:rsid="00149b7d" officeooo:paragraph-rsid="00106130" style:font-size-asian="12pt" style:font-weight-asian="bold" style:font-size-complex="12pt" style:font-weight-complex="bold"/>
    </style:style>
    <style:style style:name="P66" style:family="paragraph" style:parent-style-name="Standard">
      <style:paragraph-properties fo:margin-left="0cm" fo:margin-right="0cm" fo:text-align="start" style:justify-single-word="false" fo:text-indent="0cm" style:auto-text-indent="false"/>
      <style:text-properties style:font-name="Arial" fo:font-size="12pt" fo:font-weight="bold" officeooo:rsid="00115dfc" officeooo:paragraph-rsid="00106130" style:font-size-asian="12pt" style:font-weight-asian="bold" style:font-size-complex="12pt" style:font-weight-complex="bold"/>
    </style:style>
    <style:style style:name="P67" style:family="paragraph" style:parent-style-name="Standard">
      <style:paragraph-properties fo:margin-left="0cm" fo:margin-right="0cm" fo:text-align="start" style:justify-single-word="false" fo:text-indent="0cm" style:auto-text-indent="false"/>
      <style:text-properties style:font-name="Arial" fo:font-size="12pt" fo:font-weight="bold" officeooo:rsid="0011839d" officeooo:paragraph-rsid="00106130" style:font-size-asian="12pt" style:font-weight-asian="bold" style:font-size-complex="12pt" style:font-weight-complex="bold"/>
    </style:style>
    <style:style style:name="P68" style:family="paragraph" style:parent-style-name="Standard">
      <style:paragraph-properties fo:margin-left="0cm" fo:margin-right="0cm" fo:text-align="start" style:justify-single-word="false" fo:text-indent="0cm" style:auto-text-indent="false"/>
      <style:text-properties style:font-name="Arial" fo:font-size="12pt" fo:font-weight="bold" officeooo:rsid="0012da48" officeooo:paragraph-rsid="0012da48" style:font-size-asian="12pt" style:font-weight-asian="bold" style:font-size-complex="12pt" style:font-weight-complex="bold"/>
    </style:style>
    <style:style style:name="P69" style:family="paragraph" style:parent-style-name="Standard">
      <style:paragraph-properties fo:margin-left="1.251cm" fo:margin-right="0cm" fo:text-align="start" style:justify-single-word="false" fo:text-indent="0cm" style:auto-text-indent="false"/>
      <style:text-properties style:font-name="Arial" fo:font-size="12pt" fo:font-weight="normal" officeooo:rsid="000ffa06" officeooo:paragraph-rsid="000ffa06" style:font-size-asian="12pt" style:font-weight-asian="normal" style:font-size-complex="12pt" style:font-weight-complex="normal"/>
    </style:style>
    <style:style style:name="P70" style:family="paragraph" style:parent-style-name="Standard">
      <style:paragraph-properties fo:margin-left="1.251cm" fo:margin-right="0cm" fo:text-align="start" style:justify-single-word="false" fo:text-indent="0cm" style:auto-text-indent="false"/>
      <style:text-properties style:font-name="Arial" fo:font-size="12pt" fo:font-weight="normal" officeooo:rsid="000ffa06" officeooo:paragraph-rsid="00106130" style:font-size-asian="12pt" style:font-weight-asian="normal" style:font-size-complex="12pt" style:font-weight-complex="normal"/>
    </style:style>
    <style:style style:name="P71" style:family="paragraph" style:parent-style-name="Standard">
      <style:paragraph-properties fo:margin-left="1.251cm" fo:margin-right="0cm" fo:text-align="start" style:justify-single-word="false" fo:text-indent="0cm" style:auto-text-indent="false"/>
      <style:text-properties style:font-name="Arial" fo:font-size="12pt" fo:font-weight="normal" officeooo:rsid="0011839d" officeooo:paragraph-rsid="000f323c" style:font-size-asian="12pt" style:font-weight-asian="normal" style:font-size-complex="12pt" style:font-weight-complex="normal"/>
    </style:style>
    <style:style style:name="P72" style:family="paragraph" style:parent-style-name="Standard">
      <style:paragraph-properties fo:margin-left="1.251cm" fo:margin-right="0cm" fo:text-align="start" style:justify-single-word="false" fo:text-indent="0cm" style:auto-text-indent="false"/>
      <style:text-properties style:font-name="Arial" fo:font-size="12pt" fo:font-weight="normal" officeooo:rsid="0011839d" officeooo:paragraph-rsid="00106130" style:font-size-asian="12pt" style:font-weight-asian="normal" style:font-size-complex="12pt" style:font-weight-complex="normal"/>
    </style:style>
    <style:style style:name="P73" style:family="paragraph" style:parent-style-name="Standard">
      <style:paragraph-properties fo:margin-left="1.251cm" fo:margin-right="0cm" fo:text-align="start" style:justify-single-word="false" fo:text-indent="0cm" style:auto-text-indent="false"/>
      <style:text-properties style:font-name="Arial" fo:font-size="12pt" fo:font-weight="normal" officeooo:rsid="000f323c" officeooo:paragraph-rsid="00106130" style:font-size-asian="12pt" style:font-weight-asian="normal" style:font-size-complex="12pt" style:font-weight-complex="normal"/>
    </style:style>
    <style:style style:name="P74" style:family="paragraph" style:parent-style-name="Standard">
      <style:paragraph-properties fo:margin-left="1.251cm" fo:margin-right="0cm" fo:text-align="start" style:justify-single-word="false" fo:text-indent="0cm" style:auto-text-indent="false"/>
      <style:text-properties style:font-name="Arial" fo:font-size="12pt" fo:font-weight="normal" officeooo:rsid="00173a23" officeooo:paragraph-rsid="00106130" style:font-size-asian="12pt" style:font-weight-asian="normal" style:font-size-complex="12pt" style:font-weight-complex="normal"/>
    </style:style>
    <style:style style:name="P75" style:family="paragraph" style:parent-style-name="Standard">
      <style:paragraph-properties fo:margin-left="1.251cm" fo:margin-right="0cm" fo:text-align="start" style:justify-single-word="false" fo:text-indent="0cm" style:auto-text-indent="false"/>
      <style:text-properties style:font-name="Arial" fo:font-size="12pt" fo:font-weight="normal" officeooo:rsid="0012da48" officeooo:paragraph-rsid="0012da48" style:font-size-asian="12pt" style:font-weight-asian="normal" style:font-size-complex="12pt" style:font-weight-complex="normal"/>
    </style:style>
    <style:style style:name="P76" style:family="paragraph" style:parent-style-name="Standard">
      <style:paragraph-properties fo:margin-left="1.251cm" fo:margin-right="0cm" fo:text-align="start" style:justify-single-word="false" fo:text-indent="0cm" style:auto-text-indent="false"/>
      <style:text-properties style:font-name="Arial" fo:font-size="12pt" style:text-underline-style="none" fo:font-weight="bold" officeooo:rsid="0012da48" officeooo:paragraph-rsid="0012da48" style:font-size-asian="12pt" style:font-weight-asian="bold" style:font-size-complex="12pt" style:font-weight-complex="bold"/>
    </style:style>
    <style:style style:name="P77" style:family="paragraph" style:parent-style-name="Standard">
      <style:paragraph-properties fo:margin-left="1.251cm" fo:margin-right="0cm" fo:text-align="start" style:justify-single-word="false" fo:text-indent="0cm" style:auto-text-indent="false"/>
      <style:text-properties style:font-name="Arial" fo:font-size="12pt" style:text-underline-style="none" fo:font-weight="normal" officeooo:rsid="0016345e" officeooo:paragraph-rsid="000cbff9" style:font-size-asian="12pt" style:font-weight-asian="normal" style:font-size-complex="12pt" style:font-weight-complex="normal"/>
    </style:style>
    <style:style style:name="P78" style:family="paragraph" style:parent-style-name="Standard">
      <style:paragraph-properties fo:margin-left="1.251cm" fo:margin-right="0cm" fo:text-align="start" style:justify-single-word="false" fo:text-indent="0cm" style:auto-text-indent="false"/>
      <style:text-properties style:font-name="Arial" fo:font-size="12pt" style:text-underline-style="none" officeooo:rsid="0011ff17" officeooo:paragraph-rsid="0011ff17" style:font-size-asian="12pt" style:font-size-complex="12pt"/>
    </style:style>
    <style:style style:name="P79" style:family="paragraph" style:parent-style-name="Standard">
      <style:paragraph-properties fo:margin-left="1.251cm" fo:margin-right="0cm" fo:text-align="start" style:justify-single-word="false" fo:text-indent="0cm" style:auto-text-indent="false"/>
      <style:text-properties style:font-name="Arial" fo:font-size="12pt" style:text-underline-style="none" officeooo:rsid="0012da48" officeooo:paragraph-rsid="0012da48" style:font-size-asian="12pt" style:font-size-complex="12pt"/>
    </style:style>
    <style:style style:name="P80" style:family="paragraph" style:parent-style-name="Standard">
      <style:paragraph-properties fo:margin-left="1.251cm" fo:margin-right="0cm" fo:text-align="start" style:justify-single-word="false" fo:text-indent="0cm" style:auto-text-indent="false"/>
      <style:text-properties style:font-name="Arial" fo:font-size="12pt" officeooo:rsid="00115dfc" officeooo:paragraph-rsid="00106130" style:font-size-asian="12pt" style:font-size-complex="12pt"/>
    </style:style>
    <style:style style:name="P81" style:family="paragraph" style:parent-style-name="Standard">
      <style:paragraph-properties fo:margin-left="1.251cm" fo:margin-right="0cm" fo:text-align="start" style:justify-single-word="false" fo:text-indent="0cm" style:auto-text-indent="false"/>
      <style:text-properties style:font-name="Arial" fo:font-size="12pt" officeooo:rsid="00027b84" officeooo:paragraph-rsid="00106130" style:font-size-asian="12pt" style:font-size-complex="12pt"/>
    </style:style>
    <style:style style:name="P82" style:family="paragraph" style:parent-style-name="Standard">
      <style:paragraph-properties fo:margin-left="1.251cm" fo:margin-right="0cm" fo:text-align="start" style:justify-single-word="false" fo:text-indent="0cm" style:auto-text-indent="false"/>
      <style:text-properties style:font-name="Arial" fo:font-size="12pt" officeooo:rsid="0003767b" officeooo:paragraph-rsid="0010d2ff" style:font-size-asian="12pt" style:font-size-complex="12pt"/>
    </style:style>
    <style:style style:name="P83" style:family="paragraph" style:parent-style-name="Standard">
      <style:paragraph-properties fo:margin-left="1.251cm" fo:margin-right="0cm" fo:text-align="start" style:justify-single-word="false" fo:text-indent="0cm" style:auto-text-indent="false"/>
      <style:text-properties style:font-name="Arial" fo:font-size="12pt" fo:font-weight="bold" officeooo:rsid="000ffa06" officeooo:paragraph-rsid="00106130" style:font-size-asian="12pt" style:font-weight-asian="bold" style:font-size-complex="12pt" style:font-weight-complex="bold"/>
    </style:style>
    <style:style style:name="P84" style:family="paragraph" style:parent-style-name="Standard">
      <style:paragraph-properties fo:margin-left="1.251cm" fo:margin-right="0cm" fo:text-align="start" style:justify-single-word="false" fo:text-indent="0cm" style:auto-text-indent="false"/>
      <style:text-properties style:font-name="Arial" fo:font-size="12pt" style:text-underline-style="solid" style:text-underline-width="auto" style:text-underline-color="font-color" officeooo:rsid="0011ff17" officeooo:paragraph-rsid="0011ff17" style:font-size-asian="12pt" style:font-size-complex="12pt"/>
    </style:style>
    <style:style style:name="P85" style:family="paragraph" style:parent-style-name="Standard">
      <style:text-properties style:font-name="Arial" officeooo:rsid="0004029b" officeooo:paragraph-rsid="00106130"/>
    </style:style>
    <style:style style:name="P86" style:family="paragraph" style:parent-style-name="Standard">
      <style:paragraph-properties fo:text-align="start" style:justify-single-word="false"/>
      <style:text-properties style:font-name="Arial" fo:font-size="12pt" fo:font-weight="bold" officeooo:rsid="00115dfc" officeooo:paragraph-rsid="00106130" style:font-size-asian="12pt" style:font-weight-asian="bold" style:font-size-complex="12pt" style:font-weight-complex="bold"/>
    </style:style>
    <style:style style:name="P87" style:family="paragraph" style:parent-style-name="Standard">
      <style:paragraph-properties fo:text-align="start" style:justify-single-word="false"/>
      <style:text-properties style:font-name="Arial" fo:font-size="12pt" officeooo:rsid="00115dfc" officeooo:paragraph-rsid="00106130" style:font-size-asian="12pt" style:font-size-complex="12pt"/>
    </style:style>
    <style:style style:name="P88" style:family="paragraph" style:parent-style-name="Standard">
      <style:text-properties style:font-name="Arial" officeooo:rsid="00027b84" officeooo:paragraph-rsid="00106130"/>
    </style:style>
    <style:style style:name="P89" style:family="paragraph" style:parent-style-name="Standard">
      <style:text-properties style:font-name="Arial" officeooo:rsid="00027b84" officeooo:paragraph-rsid="00027b84"/>
    </style:style>
    <style:style style:name="P90" style:family="paragraph" style:parent-style-name="Standard">
      <style:text-properties style:font-name="Arial" officeooo:rsid="0003767b" officeooo:paragraph-rsid="00106130"/>
    </style:style>
    <style:style style:name="P91" style:family="paragraph" style:parent-style-name="Standard">
      <style:text-properties style:font-name="Arial" officeooo:rsid="0003767b" officeooo:paragraph-rsid="0010d2ff"/>
    </style:style>
    <style:style style:name="P92" style:family="paragraph" style:parent-style-name="Text_20_body">
      <style:paragraph-properties fo:margin-top="0cm" fo:margin-bottom="0cm" style:contextual-spacing="false" style:line-height-at-least="0.556cm" fo:padding="0cm" fo:border="none"/>
      <style:text-properties fo:font-variant="normal" fo:text-transform="none" fo:color="#000000" style:font-name="Arial" fo:font-size="12pt" fo:letter-spacing="normal" fo:font-style="normal" fo:font-weight="normal" officeooo:paragraph-rsid="000f323c" style:font-size-asian="12pt" style:font-size-complex="12pt"/>
    </style:style>
    <style:style style:name="T1" style:family="text">
      <style:text-properties officeooo:rsid="0001ec16"/>
    </style:style>
    <style:style style:name="T2" style:family="text">
      <style:text-properties officeooo:rsid="00027b84"/>
    </style:style>
    <style:style style:name="T3" style:family="text">
      <style:text-properties officeooo:rsid="0003767b"/>
    </style:style>
    <style:style style:name="T4" style:family="text">
      <style:text-properties officeooo:rsid="0004029b"/>
    </style:style>
    <style:style style:name="T5" style:family="text">
      <style:text-properties officeooo:rsid="0004755f"/>
    </style:style>
    <style:style style:name="T6" style:family="text">
      <style:text-properties officeooo:rsid="0005cb1d"/>
    </style:style>
    <style:style style:name="T7" style:family="text">
      <style:text-properties officeooo:rsid="000786ff"/>
    </style:style>
    <style:style style:name="T8" style:family="text">
      <style:text-properties style:font-name="Arial"/>
    </style:style>
    <style:style style:name="T9" style:family="text">
      <style:text-properties style:font-name="Arial" officeooo:rsid="000786ff"/>
    </style:style>
    <style:style style:name="T10" style:family="text">
      <style:text-properties style:font-name="Arial" officeooo:rsid="000af926"/>
    </style:style>
    <style:style style:name="T11" style:family="text">
      <style:text-properties style:font-name="Arial" fo:font-size="15pt" style:text-underline-style="solid" style:text-underline-width="auto" style:text-underline-color="font-color" style:font-size-asian="15pt" style:font-size-complex="15pt"/>
    </style:style>
    <style:style style:name="T12" style:family="text">
      <style:text-properties style:font-name="Arial" fo:font-size="15pt" style:text-underline-style="solid" style:text-underline-width="auto" style:text-underline-color="font-color" officeooo:rsid="000786ff" style:font-size-asian="15pt" style:font-size-complex="15pt"/>
    </style:style>
    <style:style style:name="T13" style:family="text">
      <style:text-properties style:font-name="Arial" fo:font-size="15pt" style:text-underline-style="solid" style:text-underline-width="auto" style:text-underline-color="font-color" officeooo:rsid="000f323c" style:font-size-asian="15pt" style:font-size-complex="15pt"/>
    </style:style>
    <style:style style:name="T14" style:family="text">
      <style:text-properties officeooo:rsid="000af926"/>
    </style:style>
    <style:style style:name="T15" style:family="text">
      <style:text-properties fo:font-weight="bold" style:font-weight-asian="bold" style:font-weight-complex="bold"/>
    </style:style>
    <style:style style:name="T16" style:family="text">
      <style:text-properties fo:font-weight="bold" officeooo:rsid="0001ec16" style:font-weight-asian="bold" style:font-weight-complex="bold"/>
    </style:style>
    <style:style style:name="T17" style:family="text">
      <style:text-properties fo:font-weight="bold" officeooo:rsid="000b36d7" style:font-weight-asian="bold" style:font-weight-complex="bold"/>
    </style:style>
    <style:style style:name="T18" style:family="text">
      <style:text-properties style:text-underline-style="solid" style:text-underline-width="auto" style:text-underline-color="font-color" officeooo:rsid="000af926"/>
    </style:style>
    <style:style style:name="T19" style:family="text">
      <style:text-properties style:text-underline-style="solid" style:text-underline-width="auto" style:text-underline-color="font-color" officeooo:rsid="000f323c"/>
    </style:style>
    <style:style style:name="T20" style:family="text">
      <style:text-properties officeooo:rsid="000b36d7"/>
    </style:style>
    <style:style style:name="T21" style:family="text">
      <style:text-properties officeooo:rsid="000c2f0f"/>
    </style:style>
    <style:style style:name="T22" style:family="text">
      <style:text-properties officeooo:rsid="000cbff9"/>
    </style:style>
    <style:style style:name="T23" style:family="text">
      <style:text-properties fo:font-weight="normal" style:font-weight-asian="normal" style:font-weight-complex="normal"/>
    </style:style>
    <style:style style:name="T24" style:family="text">
      <style:text-properties fo:font-weight="normal" officeooo:rsid="0012da48" style:font-weight-asian="normal" style:font-weight-complex="normal"/>
    </style:style>
    <style:style style:name="T25" style:family="text">
      <style:text-properties officeooo:rsid="001439e8"/>
    </style:style>
    <style:style style:name="T26" style:family="text">
      <style:text-properties officeooo:rsid="00173a23"/>
    </style:style>
    <style:style style:name="T27" style:family="text">
      <style:text-properties fo:font-variant="normal" fo:text-transform="none" fo:color="#000000" fo:letter-spacing="normal" fo:font-style="normal" fo:font-weight="normal"/>
    </style:style>
    <style:style style:name="T28" style:family="text">
      <style:text-properties fo:font-variant="normal" fo:text-transform="none" fo:color="#000000" fo:letter-spacing="normal" fo:font-style="normal" fo:font-weight="normal" officeooo:rsid="00106130"/>
    </style:style>
    <style:style style:name="T29" style:family="text">
      <style:text-properties fo:font-variant="normal" fo:text-transform="none" fo:color="#000000" style:font-name="Arial" fo:font-size="12pt" fo:letter-spacing="normal" fo:font-style="normal" fo:font-weight="normal" style:font-size-asian="12pt" style:font-size-complex="12pt"/>
    </style:style>
    <style:style style:name="T30" style:family="text">
      <style:text-properties fo:font-style="normal" style:font-style-asian="normal" style:font-style-complex="normal"/>
    </style:style>
    <style:style style:name="T31" style:family="text">
      <style:text-properties fo:font-style="normal" officeooo:rsid="001439e8" style:font-style-asian="normal" style:font-style-complex="normal"/>
    </style:style>
    <style:style style:name="T32" style:family="text">
      <style:text-properties fo:font-style="normal" officeooo:rsid="000f323c" style:font-style-asian="normal" style:font-style-complex="normal"/>
    </style:style>
    <style:style style:name="T33" style:family="text">
      <style:text-properties fo:font-style="normal" officeooo:rsid="000ffa06" style:font-style-asian="normal" style:font-style-complex="normal"/>
    </style:style>
    <style:style style:name="T34" style:family="text">
      <style:text-properties fo:font-style="normal" officeooo:rsid="0012da48" style:font-style-asian="normal" style:font-style-complex="normal"/>
    </style:style>
    <style:style style:name="T35" style:family="text">
      <style:text-properties fo:font-style="normal" style:text-underline-style="solid" style:text-underline-width="auto" style:text-underline-color="font-color" officeooo:rsid="001439e8" style:font-style-asian="normal" style:font-style-complex="normal"/>
    </style:style>
    <style:style style:name="T36" style:family="text">
      <style:text-properties fo:font-style="normal" style:text-underline-style="solid" style:text-underline-width="auto" style:text-underline-color="font-color" officeooo:rsid="000f323c" style:font-style-asian="normal" style:font-style-complex="normal"/>
    </style:style>
    <style:style style:name="T37" style:family="text">
      <style:text-properties fo:font-style="normal" style:text-underline-style="solid" style:text-underline-width="auto" style:text-underline-color="font-color" officeooo:rsid="000ffa06" style:font-style-asian="normal" style:font-style-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officeooo:rsid="000ffa06"/>
    </style:style>
    <style:style style:name="T40" style:family="text">
      <style:text-properties officeooo:rsid="00106130"/>
    </style:style>
    <style:style style:name="T41" style:family="text">
      <style:text-properties style:text-line-through-style="solid" style:text-line-through-type="single"/>
    </style:style>
    <style:style style:name="T42" style:family="text">
      <style:text-properties style:text-line-through-style="solid" style:text-line-through-type="single" officeooo:rsid="0004755f"/>
    </style:style>
    <style:style style:name="T43" style:family="text">
      <style:text-properties style:text-line-through-style="solid" style:text-line-through-type="single" officeooo:rsid="00027b84"/>
    </style:style>
    <style:style style:name="T44" style:family="text">
      <style:text-properties style:text-line-through-style="none" style:text-line-through-type="none" officeooo:rsid="0004755f"/>
    </style:style>
    <style:style style:name="T45" style:family="text">
      <style:text-properties style:text-line-through-style="none" style:text-line-through-type="none" officeooo:rsid="00106130"/>
    </style:style>
    <style:style style:name="T46" style:family="text">
      <style:text-properties style:text-line-through-style="none" style:text-line-through-type="none" fo:font-weight="normal" style:font-weight-asian="normal" style:font-weight-complex="normal"/>
    </style:style>
    <style:style style:name="T47" style:family="text">
      <style:text-properties style:text-line-through-style="none" style:text-line-through-type="none" fo:font-weight="normal" officeooo:rsid="00106130" style:font-weight-asian="normal" style:font-weight-complex="normal"/>
    </style:style>
    <style:style style:name="T48" style:family="text">
      <style:text-properties style:text-line-through-style="none" style:text-line-through-type="none" fo:font-weight="normal" officeooo:rsid="0010d2ff" style:font-weight-asian="normal" style:font-weight-complex="normal"/>
    </style:style>
    <style:style style:name="T49" style:family="text">
      <style:text-properties fo:font-size="15pt" style:text-underline-style="solid" style:text-underline-width="auto" style:text-underline-color="font-color" style:font-size-asian="15pt" style:font-size-complex="15pt"/>
    </style:style>
    <style:style style:name="T50" style:family="text">
      <style:text-properties fo:font-size="15pt" style:text-underline-style="solid" style:text-underline-width="auto" style:text-underline-color="font-color" officeooo:rsid="0010d2ff" style:font-size-asian="15pt" style:font-size-complex="15pt"/>
    </style:style>
    <style:style style:name="T51" style:family="text">
      <style:text-properties fo:color="#0000ff"/>
    </style:style>
    <style:style style:name="T52" style:family="text">
      <style:text-properties fo:color="#0000ff" officeooo:rsid="00106130"/>
    </style:style>
    <style:style style:name="T53" style:family="text">
      <style:text-properties officeooo:rsid="0012da48"/>
    </style:style>
    <style:style style:name="T54" style:family="text">
      <style:text-properties officeooo:rsid="001469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ector de sensores arduino-android.</text:p>
      <text:p text:style-name="P5"/>
      <text:p text:style-name="P3"/>
      <text:p text:style-name="P3"/>
      <text:p text:style-name="P3"/>
      <text:h text:style-name="P42" text:outline-level="1"><text:bookmark text:name="yui_3_9_1_3_1413823365450_302"/>Programación de Sistemas - Grao en <text:span text:style-name="T22">Ingeniería</text:span> Informática 1ºQ</text:h>
      <text:p text:style-name="P3"><text:span text:style-name="T40">10</text:span>/<text:span text:style-name="T40">1</text:span>/201<text:span text:style-name="T40">5</text:span></text:p>
      <text:p text:style-name="P3"/>
      <text:p text:style-name="P3"/>
      <text:p text:style-name="P3"/>
      <text:p text:style-name="P3"/>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tab/><text:tab/>Persona de contacto: <text:s/>Santiago García Lesta <text:tab/><text:tab/><text:tab/><text:tab/><text:tab/><text:tab/><text:tab/><text:tab/><text:tab/><text:tab/>&lt;<text:a xlink:type="simple" xlink:href="mailto:santiago.lesta@udc.es">santiago.lesta@udc.es</text:a>&gt;</text:p>
      <text:p text:style-name="P2"><text:tab/><text:tab/><text:tab/><text:tab/><text:tab/><text:tab/><text:tab/><text:tab/><text:tab/>Oscar Blanco Novoa <text:s text:c="2"/></text:p>
      <text:p text:style-name="P2"><text:tab/><text:tab/><text:tab/><text:tab/><text:tab/><text:tab/><text:tab/><text:tab/><text:tab/>&lt;<text:a xlink:type="simple" xlink:href="mailto:o.blanco@udc.es">o.blanco@udc.es</text:a>&gt;</text:p>
      <text:p text:style-name="P29"><text:soft-page-break/></text:p>
      <text:p text:style-name="P29">1 Introducción.</text:p>
      <text:p text:style-name="P29"/>
      <text:p text:style-name="P31"><text:span text:style-name="T17"><text:tab/>1.1 </text:span><text:span text:style-name="T16">Objetivo</text:span><text:span text:style-name="T1">:</text:span></text:p>
      <text:p text:style-name="P36"><text:span text:style-name="T1"><text:tab/></text:span><text:span text:style-name="T27">El proyecto se centra en la recogida de datos de 1 o varias estaciones de sensores situadas en distintos puntos de la </text:span><text:span text:style-name="T28">geográfica</text:span><text:span text:style-name="T27">, con el objetivo de almacenar y estudiar los datos obtenidos.</text:span></text:p>
      <text:p text:style-name="P92"><text:tab/>El funcionamiento básico consiste en conectar el teléfono móvil a la estación de sensores controlada por arduino y establecer la conexión. Una vez hecho esto la estación de sensores enviará los datos almacenados a la aplicación y la mantendrá actualizada hasta que se desconecte el cable.</text:p>
      <text:p text:style-name="P92"><text:tab/>Además de los datos de los sensores se guardará información sobre la estación , y se podrá actualizar la configuración de la misma como la frecuencia de actualización de los sensores o el angulo de incidencia de el sensor de luminosidad (servo).</text:p>
      <text:p text:style-name="P4"/>
      <text:p text:style-name="P7"/>
      <text:p text:style-name="P11"><text:span text:style-name="T17"><text:tab/>1.2 </text:span><text:span text:style-name="T15">Motivación</text:span>: </text:p>
      <text:p text:style-name="P31"><text:span text:style-name="T2"><text:tab/></text:span><text:span text:style-name="T29">Dicha estación de sensores es funcional hoy en día pero carece de una interfaz adecuada para motorizar los datos obtenidos, además la posición de la estación puede ser un lugar de montaña sin cobertura, por lo tanto es interesante una aplicación para recoger los datos y almacenarlos.</text:span></text:p>
      <text:p text:style-name="P11"/>
      <text:p text:style-name="P8"/>
      <text:p text:style-name="P11"><text:span text:style-name="T17"><text:tab/>1.2 </text:span><text:span text:style-name="T15">Intereses</text:span>: </text:p>
      <text:p text:style-name="P11"><text:tab/>Modificar el código actual de la estación para que envie los datos a través de la entrada usb del dispositivo.</text:p>
      <text:p text:style-name="P8"/>
      <text:p text:style-name="P8"/>
      <text:p text:style-name="P8"/>
      <text:p text:style-name="P8"/>
      <text:p text:style-name="P23"><text:span text:style-name="T20">2 </text:span>Análisis de requisitos.</text:p>
      <text:p text:style-name="P8"/>
      <text:p text:style-name="P25"><text:span text:style-name="T20"><text:tab/>2.1 </text:span>Funcionalidades que implementaremos:</text:p>
      <text:p text:style-name="P8"/>
      <text:p text:style-name="P8"><text:tab/>-Motorización de datos en tiempo real.</text:p>
      <text:p text:style-name="P8"><text:tab/>-Almacenaje de datos</text:p>
      <text:p text:style-name="P8"><text:tab/>-Visualización de un histórico</text:p>
      <text:p text:style-name="P8"><text:tab/>-Modificación de la configuración de la estación </text:p>
      <text:p text:style-name="P8"><text:tab/>-<text:span text:style-name="T41">Comunicación vía wifi.</text:span></text:p>
      <text:p text:style-name="P8"><text:tab/>-Obtención <text:s/>de datos remotamente desde otro terminal.</text:p>
      <text:p text:style-name="P8"><text:tab/>-Guardar configuración de la aplicación.</text:p>
      <text:p text:style-name="P8"><text:tab/>-Adición de nuevos sensores desde el dispositivo android.</text:p>
      <text:p text:style-name="P8"><text:tab/><text:span text:style-name="T51">-</text:span><text:span text:style-name="T52">Importación/exportación de datos. *</text:span></text:p>
      <text:p text:style-name="P8"/>
      <text:p text:style-name="P8"/>
      <text:p text:style-name="P8"/>
      <text:p text:style-name="P8"/>
      <text:p text:style-name="P8"/>
      <text:p text:style-name="P8"/>
      <text:p text:style-name="P8"/>
      <text:p text:style-name="P8"><text:tab/>* <text:span text:style-name="T40">Añadido en la 3ºEntrega.</text:span></text:p>
      <text:p text:style-name="P24"><text:soft-page-break/><text:span text:style-name="T20"><text:tab/>2.2 </text:span>Prioridades <text:span text:style-name="T4">y orden</text:span>:</text:p>
      <text:p text:style-name="P24"/>
      <text:p text:style-name="P8"><text:tab/>1.Comunicación desde el arduino hacia el dispositivo android. <text:span text:style-name="T3">Dependencias()</text:span></text:p>
      <text:p text:style-name="P9"><text:tab/>2.Comunicación desde el dispositivo android hacia el arduino. <text:span text:style-name="T3">Dependencias()</text:span></text:p>
      <text:p text:style-name="P9"><text:tab/>3.<text:span text:style-name="T3">Refactorización del código de la estación de sensores. Dependencias()<text:tab/> <text:s text:c="8"/></text:span></text:p>
      <text:p text:style-name="P13"><text:tab/>4. <text:span text:style-name="T2">Motirización de datos en tiempo real .</text:span>Dependencias (1,2,3)<text:tab/><text:tab/> <text:s text:c="8"/></text:p>
      <text:p text:style-name="P9"><text:span text:style-name="T3"><text:tab/>5. </text:span>Modificación de la configuración de la estación. <text:span text:style-name="T3">Dependencias</text:span> <text:span text:style-name="T3">(1.2,3,4) <text:s text:c="7"/></text:span></text:p>
      <text:p text:style-name="P13"><text:tab/>6. <text:span text:style-name="T2">Almacenaje de datos. </text:span>Dependencias(4)<text:tab/><text:tab/><text:tab/><text:tab/><text:tab/> <text:s text:c="8"/></text:p>
      <text:p text:style-name="P13"><text:tab/>7. <text:span text:style-name="T2">Visualización de un histórico</text:span>(6)<text:tab/><text:tab/><text:tab/><text:tab/><text:tab/><text:tab/> <text:s text:c="8"/></text:p>
      <text:p text:style-name="P13"><text:tab/>8. <text:span text:style-name="T2">Adición de nuevos sensores desde el dispositivo android. </text:span>Dependencias(4)</text:p>
      <text:p text:style-name="P10"><text:span text:style-name="T3"><text:tab/>9. </text:span>Guardar configuración de la aplicación. <text:span text:style-name="T3">Dependencias(8)<text:tab/><text:tab/> <text:s text:c="8"/></text:span></text:p>
      <text:p text:style-name="P91"><text:tab/>10. <text:span text:style-name="T43">Obtención <text:s/>de datos remotamente desde otro terminal</text:span><text:span text:style-name="T2">. </text:span><text:span text:style-name="T45">Visualización de <text:tab/><text:tab/><text:tab/>sensores en widget</text:span><text:span text:style-name="T2"> </text:span>Dependencias(4,6) </text:p>
      <text:p text:style-name="P90"><text:tab/>11. <text:s/><text:span text:style-name="T43">Comunicación vía wifi. </text:span><text:span text:style-name="T41">Dependencias(1,2,3). </text:span><text:span text:style-name="T47"><text:s/>Exportación/importación de <text:tab/><text:tab/><text:tab/>datos. </text:span><text:span text:style-name="T46">Dependencias</text:span><text:span text:style-name="T47">(6)</text:span><text:tab/> <text:s text:c="9"/></text:p>
      <text:p text:style-name="P13"/>
      <text:p text:style-name="P15"><text:tab/>Básicos= 1,2,3,4.</text:p>
      <text:p text:style-name="P15"><text:tab/>En caso de acabar los puntos básicos antes de la fecha limite implementaremos los <text:tab/>puntos 5, 6 y 7.</text:p>
      <text:p text:style-name="P15"><text:tab/>En caso de haber realizado los puntos anteriores realizaremos los puntos 8 y 9.</text:p>
      <text:p text:style-name="P15"><text:tab/>En el mejor de los casos implementaremos el punto 10 y el 11.</text:p>
      <text:p text:style-name="P15"/>
      <text:p text:style-name="P25"><text:span text:style-name="T20">2.3 </text:span>Responsabilidades:</text:p>
      <text:p text:style-name="P25"/>
      <text:p text:style-name="P30"><text:tab/>Individuales:</text:p>
      <text:p text:style-name="P15"><text:tab/><text:span text:style-name="T14">Santiago García Lesta será responsable de los puntos: 1 2 6 7.</text:span></text:p>
      <text:p text:style-name="P16"><text:tab/><text:span text:style-name="T1">Oscar Blanco Novoa será responsable de los puntos: 3 5 8 9.</text:span></text:p>
      <text:p text:style-name="P30"/>
      <text:p text:style-name="P30"/>
      <text:p text:style-name="P30"><text:tab/>Colectivas: </text:p>
      <text:p text:style-name="P30"><text:tab/><text:tab/>Debido a la imposibilidad de trabajo en paralelo(una sola estación de <text:tab/><text:tab/><text:tab/>sensores y posible complejidad) los siguientes puntos serán responsabilidad <text:tab/><text:tab/>de los dos: 4 9 10.</text:p>
      <text:p text:style-name="P30"/>
      <text:p text:style-name="P15"/>
      <text:p text:style-name="P26"><text:span text:style-name="T20">3.1 </text:span>Hitos:</text:p>
      <text:p text:style-name="P15"><text:tab/>10º semana: <text:span text:style-name="T5">F</text:span>uncionalidad básica termina<text:span text:style-name="T21">da</text:span>. (test de correcta visión de los datos).</text:p>
      <text:p text:style-name="P15"><text:tab/><text:span text:style-name="T5">11º semana: Funcionalidad básica más la opción de la configuración de la estación.</text:span></text:p>
      <text:p text:style-name="P15"><text:tab/><text:span text:style-name="T5">13º semana: Posibilidad de almacenaje y visualización de históricos.</text:span></text:p>
      <text:p text:style-name="P15"><text:tab/><text:span text:style-name="T5">14º semana: Añadir y eliminar de forma dinámica sensores y guardar configuración.</text:span></text:p>
      <text:p text:style-name="P85"><text:tab/><text:span text:style-name="T5">16º semana: </text:span><text:span text:style-name="T42">Acceso remoto y comunicación wifi.</text:span><text:span text:style-name="T44"> </text:span><text:span text:style-name="T45">Visualización de sensores en <text:tab/><text:tab/><text:tab/>widget y posibilidad de exportación/importación de datos.</text:span></text:p>
      <text:p text:style-name="P15"><text:tab/></text:p>
      <text:p text:style-name="P15"><text:tab/></text:p>
      <text:p text:style-name="P15"/>
      <text:p text:style-name="P27"><text:span text:style-name="T20">3.2 </text:span>Posible planificación:</text:p>
      <text:p text:style-name="P17"><text:tab/><text:span text:style-name="T6">Conocimientos previos: experiencia con arduino, experiencia con las librearias de comunicación del arduino.</text:span></text:p>
      <text:p text:style-name="P17"><text:tab/>Se ha probado la comunicación con el arduino desde el dispositivo. La estación de sensores ha sido probada. <text:span text:style-name="T6">Se debe testar la comunicación por wifi. </text:span></text:p>
      <text:p text:style-name="P17"><text:tab/><text:span text:style-name="T6">Posibles errores: problemas de capacidad por la librerías de comunicación en el arduino.</text:span></text:p>
      <text:p text:style-name="P17"><text:soft-page-break/></text:p>
      <text:p text:style-name="P17"/>
      <text:p text:style-name="P17"/>
      <text:p text:style-name="P18"><text:span text:style-name="T17">4.1 </text:span><text:span text:style-name="T15">Diseño</text:span>: Una única pantalla para visionar los datos en tiempo real y un botón para conectar con el dispositivo y opcionalmente gráficas.</text:p>
      <text:p text:style-name="P3"/>
      <text:p text:style-name="P3"/>
      <text:p text:style-name="P3"/>
      <text:p text:style-name="P3"/>
      <text:p text:style-name="P3"/>
      <text:p text:style-name="P28"><text:span text:style-name="T20">4.2 Posible a</text:span>rquitectura:</text:p>
      <text:p text:style-name="P18"/>
      <text:p text:style-name="P18"><text:tab/><text:span text:style-name="T18">Posiblemente con el avance del proyecto la arquitectura será adaptada a las necesidades encontradas.</text:span></text:p>
      <text:p text:style-name="P18"/>
      <text:p text:style-name="P18"><text:tab/>Tendremos una activiad principal donde en una primera instancia visualizaremos los datos en tiempo real y tendremos la opción de conectarnos con el dispositivo.</text:p>
      <text:p text:style-name="P18"/>
      <text:p text:style-name="P19"><text:tab/>Utilizaremos un <text:s/>broadcast receiver para gestionar la conexión usb.</text:p>
      <text:p text:style-name="P19"/>
      <text:p text:style-name="P19"><text:tab/>En segundo plano tendremos una actividad que se ocupe de la comunicación con el arduino.</text:p>
      <text:p text:style-name="P20"><text:tab/></text:p>
      <text:p text:style-name="P19"><text:s/><text:tab/>Desde la actividad principal lanzaremos una Asyntask que se ocupe de pedir los datos al servicio y actualizar los datos en la pantalla de la actividad principal.</text:p>
      <text:p text:style-name="P22"/>
      <text:p text:style-name="P22"><text:tab/><text:span text:style-name="T7">En la segunda entrega añadiremos una segunda actividad llamada desde la primera para gestionar la configuración de la estación base.</text:span></text:p>
      <text:p text:style-name="P22"/>
      <text:p text:style-name="P22"><text:tab/><text:span text:style-name="T7">En la tercera entrega le añadiremos al servicio <text:s/>la posibilidad de guardar los datos que reciba en una base de datos y desde la actividad principal la opción de llamar <text:s/>a una tercera actividad para la visualización de dichos datos.</text:span></text:p>
      <text:p text:style-name="P22"/>
      <text:p text:style-name="P22"><text:tab/><text:span text:style-name="T7">En la cuarta entrega añadiremos la opción en la actividad de añadir y eliminar sensores y hacer persistente dicha configuración.</text:span></text:p>
      <text:p text:style-name="P22"/>
      <text:p text:style-name="P39"><text:span text:style-name="T8"><text:tab/></text:span><text:span text:style-name="T9">En la quinta entrega añadiremos la opción de que el servicio se comunique </text:span><text:span text:style-name="T10">vía</text:span><text:span text:style-name="T9"> wifi</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0"><text:span text:style-name="T9"><text:tab/><text:tab/><text:tab/><text:tab/><text:tab/></text:span><text:span text:style-name="T12">P</text:span><text:span text:style-name="T11">rimera entrega</text:span></text:p>
      <text:p text:style-name="P37"/>
      <text:p text:style-name="P37"/>
      <text:p text:style-name="P32">1 Funcionalidades.</text:p>
      <text:p text:style-name="P34"/>
      <text:p text:style-name="P34"><text:tab/>Las funcionalidades implementadas hasta el momento son las siguientes.</text:p>
      <text:p text:style-name="P46">1.Comunicación desde el arduino hacia el dispositivo android. </text:p>
      <text:p text:style-name="P46">2.Comunicación desde el dispositivo android hacia el arduino. </text:p>
      <text:p text:style-name="P46">3.Refactorización del código de la estación de sensores.</text:p>
      <text:p text:style-name="P46">4. Motorización de datos en tiempo real.</text:p>
      <text:p text:style-name="P49"/>
      <text:p text:style-name="P49"/>
      <text:p text:style-name="P44"><text:span text:style-name="T40">2</text:span> Problemas encontrados.</text:p>
      <text:p text:style-name="P44"/>
      <text:p text:style-name="P49">Se nos ha presentado el problema de que el hardware de la estación de sensores utiliza los pines 10-13 del arduino como salidas SPI, algo que no es compatible con nuestro arduino Leonardo ya que esta versión solo implementa la salida especifica de SPI de la placa, lo que nos ha obligado a deshabilitar la pantalla LCD y uno de los sensores. Algo que intentaremos solventar en próximas iteraciones.</text:p>
      <text:p text:style-name="P49"/>
      <text:p text:style-name="P49">Otro de los problemas que nos ha retrasado ha sido el no poder depurar por usb mientras estamos obteniendo datos de la estación, al estar el puerto USB del <text:span text:style-name="T26">móvil</text:span> ocupado.</text:p>
      <text:p text:style-name="P49"/>
      <text:p text:style-name="P51">Problema vigente: error al coincidir el encendido del led con el envio de datos de los sensores</text:p>
      <text:p text:style-name="P77"/>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41"><text:span text:style-name="T9"><text:tab/><text:tab/><text:tab/><text:tab/><text:tab/></text:span><text:span text:style-name="T13">Segunda</text:span><text:span text:style-name="T11"> entrega</text:span></text:p>
      <text:p text:style-name="P38"/>
      <text:p text:style-name="P38"/>
      <text:p text:style-name="P33">1 Funcionalidades.</text:p>
      <text:p text:style-name="P35"/>
      <text:p text:style-name="P35"><text:tab/>Las funcionalidades implementadas hasta el momento son las siguientes.</text:p>
      <text:p text:style-name="P47">1.Comunicación desde el arduino hacia el dispositivo android. </text:p>
      <text:p text:style-name="P47">2.Comunicación desde el dispositivo android hacia el arduino. </text:p>
      <text:p text:style-name="P47">3.Refactorización del código de la estación de sensores.</text:p>
      <text:p text:style-name="P47">4. Motorización de datos en tiempo real.</text:p>
      <text:p text:style-name="P12"><text:span text:style-name="T3"><text:tab/>5. </text:span>Modificación de la configuración de la estación.<text:span text:style-name="T3"> </text:span></text:p>
      <text:p text:style-name="P14"><text:tab/>6. <text:span text:style-name="T2">Almacenaje de datos.</text:span></text:p>
      <text:p text:style-name="P14"><text:tab/>8. <text:span text:style-name="T2">Adición de nuevos sensores desde el dispositivo android.</text:span></text:p>
      <text:p text:style-name="P48"><text:span text:style-name="T3">9. </text:span>Guardar configuración de la aplicación.</text:p>
      <text:p text:style-name="P47"/>
      <text:p text:style-name="P47"/>
      <text:p text:style-name="P43">2 Diseño.</text:p>
      <text:p text:style-name="P47">Una única pantalla para visionar los datos en tiempo real, un botón para </text:p>
      <text:p text:style-name="P47">conectar con el dispositivo y un botón con estado para gestionar una luz en la estación. <text:span text:style-name="T25">En caso de perder la conexión con la placa se pide automáticamente la autorización del usuario para reconectar.</text:span></text:p>
      <text:p text:style-name="P47"><text:span text:style-name="T25"><text:line-break/></text:span><text:span text:style-name="T35">Añadido </text:span><text:span text:style-name="T36">en esta iteracíon</text:span><text:span text:style-name="T35">:</text:span></text:p>
      <text:p text:style-name="P53"><text:span text:style-name="T31"><text:tab/></text:span><text:span text:style-name="T32">Los datos recibidos de los sensores son recolectados en una base de datos. <text:line-break/>A falta de definir una GUI introducción de nuevos sensores desde el dispositivo android. La aplicación obtiene el estado del led en la estación. La configuración de los sensores es guardada en una base de datos en la aplicación (siendo posible inicializar los sensores con valores por defecto).</text:span></text:p>
      <text:p text:style-name="P50"/>
      <text:p text:style-name="P50"/>
      <text:p text:style-name="P45"><text:span text:style-name="T40">3</text:span> Problemas encontrados.</text:p>
      <text:p text:style-name="P45"/>
      <text:p text:style-name="P45"><text:tab/><text:span text:style-name="T39">Problemas persistentes desde la iteracíon anterior:</text:span></text:p>
      <text:p text:style-name="P50"><text:tab/>Se nos ha presentado el problema de que el hardware de la estación de sensores utiliza los pines 10-13 del arduino como salidas SPI, algo que no es compatible con nuestro arduino Leonardo ya que esta versión solo implementa la salida especifica de SPI de la placa, lo que nos ha obligado a deshabilitar la pantalla LCD y uno de los sensores. Algo que intentaremos solventar en próximas iteraciones.</text:p>
      <text:p text:style-name="P50"/>
      <text:p text:style-name="P50">Otro de los problemas que nos ha retrasado ha sido el no poder depurar por usb mientras estamos obteniendo datos de la estación, al estar el puerto USB del <text:span text:style-name="T26">móvil</text:span> ocupado <text:span text:style-name="T39">(Parcialmente solucionado)</text:span>.</text:p>
      <text:p text:style-name="P50"/>
      <text:p text:style-name="P54"><text:soft-page-break/>Problemas solucionados:</text:p>
      <text:p text:style-name="P52"/>
      <text:p text:style-name="P52"><text:tab/>Problema: error al coincidir el encendido del led con el <text:span text:style-name="T39">envío</text:span> de datos de los sensores. <text:span text:style-name="T39">La solución ha sido ignorar la confirmación del envío del mensaje de encendido del led.</text:span></text:p>
      <text:p text:style-name="P52"/>
      <text:p text:style-name="P52"><text:tab/><text:span text:style-name="T39">Problemas con la depuración: Solventado parcialmente, en cualquier momento podemos desconectar el terminal del arduino y conectarlo al pc, nos dará el log acumulado. En caso de error sin pulsar en aceptar podremos repetir el proceso anterior. </text:span><text:span text:style-name="T37">En cualquier caso no podremos ver el log en tiempo real.</text:span></text:p>
      <text:p text:style-name="P52"/>
      <text:p text:style-name="P54">Nuevos problemas:</text:p>
      <text:p text:style-name="P54"/>
      <text:p text:style-name="P54"><text:tab/><text:span text:style-name="T23">Pequeños problemas con las bases de datos, no impiden el correcto funcionamiento del proyecto.</text:span></text:p>
      <text:p text:style-name="P69"/>
      <text:p text:style-name="P69"><text:tab/>Complejidad con el uso de la librería gráfica: será solventado con en breves.</text:p>
      <text:p text:style-name="P69"/>
      <text:p text:style-name="P50"/>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
      <text:p text:style-name="P56"/>
      <text:p text:style-name="P56"/>
      <text:p text:style-name="P56"/>
      <text:p text:style-name="P56"/>
      <text:p text:style-name="P56"/>
      <text:p text:style-name="P60"><text:span text:style-name="T19"/></text:p>
      <text:p text:style-name="P61"><text:span text:style-name="T50">Tercera</text:span><text:span text:style-name="T49"> entrega</text:span></text:p>
      <text:p text:style-name="P56"/>
      <text:p text:style-name="P56"/>
      <text:p text:style-name="P58"/>
      <text:p text:style-name="P86">1 Funcionalidades.</text:p>
      <text:p text:style-name="P87"/>
      <text:p text:style-name="P87"/>
      <text:p text:style-name="P87"/>
      <text:p text:style-name="P87"><text:tab/>Las funcionalidades implementadas hasta el momento son las siguientes.</text:p>
      <text:p text:style-name="P80">1.Comunicación desde el arduino hacia el dispositivo android. </text:p>
      <text:p text:style-name="P80">2.Comunicación desde el dispositivo android hacia el arduino. </text:p>
      <text:p text:style-name="P80">3.Refactorización del código de la estación de sensores.</text:p>
      <text:p text:style-name="P80">4. Motorización de datos en tiempo real.</text:p>
      <text:p text:style-name="P88"><text:span text:style-name="T3"><text:tab/>5. </text:span>Modificación de la configuración de la estación.<text:span text:style-name="T3"> </text:span></text:p>
      <text:p text:style-name="P90"><text:tab/>6. <text:span text:style-name="T2">Almacenaje de datos.</text:span></text:p>
      <text:p text:style-name="P91"><text:span text:style-name="T2"><text:tab/>7. Visualización de un histórico</text:span></text:p>
      <text:p text:style-name="P90"><text:tab/>8. <text:span text:style-name="T2">Adición de nuevos sensores desde el dispositivo android.</text:span></text:p>
      <text:p text:style-name="P81"><text:span text:style-name="T3">9. </text:span>Guardar configuración de la aplicación.</text:p>
      <text:p text:style-name="P82"><text:span text:style-name="T48">11. </text:span><text:span text:style-name="T47">Exportación/importación de datos.</text:span></text:p>
      <text:p text:style-name="P80"/>
      <text:p text:style-name="P80"/>
      <text:p text:style-name="P66">2 Diseño.</text:p>
      <text:p text:style-name="P84"><text:span text:style-name="T30"/></text:p>
      <text:p text:style-name="P84"><text:span text:style-name="T30">Modificaciones en esta entrega:</text:span></text:p>
      <text:p text:style-name="P78"><text:span text:style-name="T30"/></text:p>
      <text:p text:style-name="P78"><text:span text:style-name="T30"><text:tab/>Añadida una segunda actividad llamada cuando pulsamos en añadir sensor desde donde podremos añadir nuevos sensores.</text:span></text:p>
      <text:p text:style-name="P78"><text:span text:style-name="T30"><text:tab/>Añadida un ListView. Con click seleccionamos el sensor que monitorizaremos en tiempo real en la gráfica. Con un long click lanzamos un menu contextual para o bien borrar los datos de ese sensor o bien abrir la actividad de gestión de ese sensor; en dicha actividad podremos <text:s/>ver los datos de ese sensor la gráfica de los valores históricos </text:span><text:span text:style-name="T34">y los valores almacenados en un listview, y por último podemos exportar los valores de ese sensor o importarlos.</text:span></text:p>
      <text:p text:style-name="P79"><text:span text:style-name="T30"><text:tab/>Añadidos las opciones de control de servo <text:s/>y el rate de actualización que se hacen visibles al conectar con el arduino.</text:span></text:p>
      <text:p text:style-name="P79"><text:span text:style-name="T30"><text:tab/>Los ListView disponen de un layout personalizado.</text:span></text:p>
      <text:p text:style-name="P80"/>
      <text:p text:style-name="P80"/>
      <text:p text:style-name="P66">3 Planificación.</text:p>
      <text:p text:style-name="P75"><text:tab/>En esta iteración nos centramos en la optimización de las comunicaciones ( muy deficientes por un bug en las iteraciones anteriores), esto fue muy costoso en documentación y tiempo.</text:p>
      <text:p text:style-name="P75"/>
      <text:p text:style-name="P75"><text:tab/>Además hemos mejorado la GUI.</text:p>
      <text:p text:style-name="P75"><text:soft-page-break/><text:tab/>Hemos intentado corregir el error de las gráficas no siendo posible solucionarlo.<text:line-break/><text:line-break/><text:tab/>La distribución de trabajo fue sobre lo planeado.</text:p>
      <text:p text:style-name="P75"/>
      <text:p text:style-name="P73"/>
      <text:p text:style-name="P72"/>
      <text:p text:style-name="P72"/>
      <text:p text:style-name="P67">4 Problemas encontrados.</text:p>
      <text:p text:style-name="P67"/>
      <text:p text:style-name="P67"><text:tab/><text:span text:style-name="T39">Problemas persistentes desde la iteracíon anterior:</text:span></text:p>
      <text:p text:style-name="P72"><text:tab/>Se nos ha presentado el problema de que el hardware de la estación de sensores utiliza los pines 10-13 del arduino como salidas SPI, algo que no es compatible con nuestro arduino Leonardo ya que esta versión solo implementa la salida especifica de SPI de la placa, lo que nos ha obligado a deshabilitar la pantalla LCD y uno de los sensores. Algo que intentaremos solventar en próximas iteraciones.</text:p>
      <text:p text:style-name="P72"/>
      <text:p text:style-name="P72">Otro de los problemas que nos ha retrasado ha sido el no poder depurar por usb mientras estamos obteniendo datos de la estación, al estar el puerto USB del <text:span text:style-name="T26">móvil</text:span> ocupado <text:span text:style-name="T39">(Parcialmente solucionado)</text:span>.</text:p>
      <text:p text:style-name="P74"><text:span text:style-name="T37"/></text:p>
      <text:p text:style-name="P74"><text:span text:style-name="T37"/></text:p>
      <text:p text:style-name="P76"><text:span text:style-name="T33">P</text:span><text:span text:style-name="T30">roblemas solucionados:</text:span></text:p>
      <text:p text:style-name="P76"><text:span text:style-name="T30"><text:tab/></text:span></text:p>
      <text:p text:style-name="P76"><text:span text:style-name="T30"><text:tab/></text:span><text:span text:style-name="T38">Las bases de datos funcionan correctamente.</text:span></text:p>
      <text:p text:style-name="P74"/>
      <text:p text:style-name="P83">Nuevos problemas:</text:p>
      <text:p text:style-name="P83"/>
      <text:p text:style-name="P83"><text:tab/><text:span text:style-name="T24">Imposibilidad de uso de la librería gráfica.</text:span></text:p>
      <text:p text:style-name="P70"/>
      <text:p text:style-name="P72"/>
      <text:p text:style-name="P65">5 Pruebas.</text:p>
      <text:p text:style-name="P65"/>
      <text:p text:style-name="P65"><text:tab/><text:span text:style-name="T23">Es necesario un arduino leonardo(o compatible con el protocolo OTG) , el hardware específico para el correcto funcionamiento del código para la estación base y el cable tipo OTG microUSB.</text:span></text:p>
      <text:p text:style-name="P64"/>
      <text:p text:style-name="P64"><text:tab/><text:span text:style-name="T53">La primera vez que se abra la aplicación se introducciran <text:s/>valores por defecto en la base de datos.</text:span></text:p>
      <text:p text:style-name="P64"/>
      <text:p text:style-name="P64"/>
      <text:p text:style-name="P68">Pruebas con el arduino online:</text:p>
      <text:p text:style-name="P68"/>
      <text:p text:style-name="P57"><text:tab/>Con todo el hardware correctamente conectado, abriremos la aplicación y pulsaremos en conectarnos, a continuación se nos solicitara el permiso para el uso de dispositivos USB, al aceptar la aplicación mostrará los datos en tiempo real. En caso de desconexión del arduino el aplicación se volverá a conectar automáticamente al conectar el dispositivo nuevamente. Además disponemos de la opción, a modo de configuración de la estación, de encender un led en el propio arduino, <text:span text:style-name="T53">mover el servo o modificar el rate de actualización</text:span></text:p>
      <text:p text:style-name="P57"/>
      <text:p text:style-name="P57"><text:soft-page-break/><text:tab/><text:span text:style-name="T53">Al pulsar en un sensor configuraremos la gráfica para que se muestre en ella los valores de un sensor determinado</text:span>.</text:p>
      <text:p text:style-name="P57"/>
      <text:p text:style-name="P57"><text:tab/><text:span text:style-name="T54">Mientras estemos en la actividad principal y conectados con el arduino la aplicación capturará los datos de los sensores habilitados.</text:span></text:p>
      <text:p text:style-name="P57"/>
      <text:p text:style-name="P62">Pruebas con el arduino offline/online:</text:p>
      <text:p text:style-name="P62"/>
      <text:p text:style-name="P59"><text:tab/>En cualquier momento podremos eliminar un sensor y sus datos pulsando sobre el sensor y borrandolo.</text:p>
      <text:p text:style-name="P59"/>
      <text:p text:style-name="P59"><text:tab/>En cualquier momento podremos introducir nuevos sensores pulsando en introducir sensor (en nuestro caso disponemos de dos sensores virtuales en el arduino con código “C” tenemos un sensor que nos dispondrá de valores secuenciales y con código “R” valores aleatorios entre 0 y 255).</text:p>
      <text:p text:style-name="P59"/>
      <text:p text:style-name="P59"><text:tab/> En cualquier momento podemos acede<text:span text:style-name="T54">r</text:span> a la <text:span text:style-name="T54">gestión</text:span> de un sensor para ver los valores almacenados exportar (se creara en la carpeta descargas un fichero con el nombre del sensor +”.cvs”) sus valores o importarlos (buscando un fichero en descargas con el nombre del sensor + “.cvs”)</text:p>
      <text:p text:style-name="P59"/>
      <text:p text:style-name="P59"/>
      <text:p text:style-name="P59"/>
      <text:p text:style-name="P59"/>
      <text:p text:style-name="P59"/>
      <text:p text:style-name="P59"/>
      <text:p text:style-name="P63">6 Implementación en arduino:</text:p>
      <text:p text:style-name="P63"/>
      <text:p text:style-name="P63"><text:tab/><text:span text:style-name="T23">El arduino simplemente deberá sacar por la salida serial un mensaje con este formato: “Codigosensor:valor;” </text:span></text:p>
      <text:p text:style-name="P63"><text:span text:style-name="T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0T18:39:55.987000000</meta:creation-date>
    <dc:date>2015-01-14T14:29:17.010000000</dc:date>
    <meta:editing-duration>PT15H2M52S</meta:editing-duration>
    <meta:editing-cycles>6</meta:editing-cycles>
    <meta:generator>LibreOffice/4.2.2.1$Windows_x86 LibreOffice_project/3be8cda0bddd8e430d8cda1ebfd581265cca5a0f</meta:generator>
    <meta:document-statistic meta:table-count="0" meta:image-count="0" meta:object-count="0" meta:page-count="10" meta:paragraph-count="155" meta:word-count="2084" meta:character-count="13564" meta:non-whitespace-character-count="11357"/>
  </office:meta>
</office:document-meta>
</file>